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76/settings.xml" manifest:version="1.2"/>
  <manifest:file-entry manifest:media-type="application/xml" manifest:full-path="Formula-76/content.xml" manifest:version="1.2"/>
  <manifest:file-entry manifest:media-type="application/xml" manifest:full-path="Formula-74/settings.xml" manifest:version="1.2"/>
  <manifest:file-entry manifest:media-type="application/xml" manifest:full-path="Formula-74/content.xml" manifest:version="1.2"/>
  <manifest:file-entry manifest:media-type="application/xml" manifest:full-path="Formula-72/settings.xml" manifest:version="1.2"/>
  <manifest:file-entry manifest:media-type="application/xml" manifest:full-path="Formula-72/content.xml" manifest:version="1.2"/>
  <manifest:file-entry manifest:media-type="application/xml" manifest:full-path="Formula-70/settings.xml" manifest:version="1.2"/>
  <manifest:file-entry manifest:media-type="application/xml" manifest:full-path="Formula-70/content.xml" manifest:version="1.2"/>
  <manifest:file-entry manifest:media-type="application/xml" manifest:full-path="Formula-68/settings.xml" manifest:version="1.2"/>
  <manifest:file-entry manifest:media-type="application/xml" manifest:full-path="Formula-68/content.xml" manifest:version="1.2"/>
  <manifest:file-entry manifest:media-type="application/xml" manifest:full-path="Formula-66/settings.xml" manifest:version="1.2"/>
  <manifest:file-entry manifest:media-type="application/xml" manifest:full-path="Formula-66/content.xml" manifest:version="1.2"/>
  <manifest:file-entry manifest:media-type="application/xml" manifest:full-path="Formula-64/settings.xml" manifest:version="1.2"/>
  <manifest:file-entry manifest:media-type="application/xml" manifest:full-path="Formula-64/content.xml" manifest:version="1.2"/>
  <manifest:file-entry manifest:media-type="application/xml" manifest:full-path="Formula-62/settings.xml" manifest:version="1.2"/>
  <manifest:file-entry manifest:media-type="application/xml" manifest:full-path="Formula-62/content.xml" manifest:version="1.2"/>
  <manifest:file-entry manifest:media-type="application/xml" manifest:full-path="Formula-60/settings.xml" manifest:version="1.2"/>
  <manifest:file-entry manifest:media-type="application/xml" manifest:full-path="Formula-60/content.xml" manifest:version="1.2"/>
  <manifest:file-entry manifest:media-type="application/xml" manifest:full-path="Formula-58/settings.xml" manifest:version="1.2"/>
  <manifest:file-entry manifest:media-type="application/xml" manifest:full-path="Formula-58/content.xml" manifest:version="1.2"/>
  <manifest:file-entry manifest:media-type="application/xml" manifest:full-path="Formula-56/settings.xml" manifest:version="1.2"/>
  <manifest:file-entry manifest:media-type="application/xml" manifest:full-path="Formula-56/content.xml" manifest:version="1.2"/>
  <manifest:file-entry manifest:media-type="application/xml" manifest:full-path="Formula-54/settings.xml" manifest:version="1.2"/>
  <manifest:file-entry manifest:media-type="application/xml" manifest:full-path="Formula-54/content.xml" manifest:version="1.2"/>
  <manifest:file-entry manifest:media-type="application/xml" manifest:full-path="Formula-52/settings.xml" manifest:version="1.2"/>
  <manifest:file-entry manifest:media-type="application/xml" manifest:full-path="Formula-52/content.xml" manifest:version="1.2"/>
  <manifest:file-entry manifest:media-type="application/xml" manifest:full-path="Formula-50/settings.xml" manifest:version="1.2"/>
  <manifest:file-entry manifest:media-type="application/xml" manifest:full-path="Formula-50/content.xml" manifest:version="1.2"/>
  <manifest:file-entry manifest:media-type="application/xml" manifest:full-path="Formula-48/settings.xml" manifest:version="1.2"/>
  <manifest:file-entry manifest:media-type="application/xml" manifest:full-path="Formula-48/content.xml" manifest:version="1.2"/>
  <manifest:file-entry manifest:media-type="application/xml" manifest:full-path="Formula-46/settings.xml" manifest:version="1.2"/>
  <manifest:file-entry manifest:media-type="application/xml" manifest:full-path="Formula-46/content.xml" manifest:version="1.2"/>
  <manifest:file-entry manifest:media-type="application/xml" manifest:full-path="Formula-44/settings.xml" manifest:version="1.2"/>
  <manifest:file-entry manifest:media-type="application/xml" manifest:full-path="Formula-44/content.xml" manifest:version="1.2"/>
  <manifest:file-entry manifest:media-type="application/xml" manifest:full-path="Formula-42/settings.xml" manifest:version="1.2"/>
  <manifest:file-entry manifest:media-type="application/xml" manifest:full-path="Formula-42/content.xml" manifest:version="1.2"/>
  <manifest:file-entry manifest:media-type="application/xml" manifest:full-path="Formula-40/settings.xml" manifest:version="1.2"/>
  <manifest:file-entry manifest:media-type="application/xml" manifest:full-path="Formula-40/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6/" manifest:version="1.2"/>
  <manifest:file-entry manifest:media-type="application/vnd.oasis.opendocument.formula" manifest:full-path="Formula-66/" manifest:version="1.2"/>
  <manifest:file-entry manifest:media-type="application/vnd.oasis.opendocument.formula" manifest:full-path="Formula-64/" manifest:version="1.2"/>
  <manifest:file-entry manifest:media-type="application/vnd.oasis.opendocument.formula" manifest:full-path="Formula-64/" manifest:version="1.2"/>
  <manifest:file-entry manifest:media-type="application/vnd.oasis.opendocument.formula" manifest:full-path="Formula-62/" manifest:version="1.2"/>
  <manifest:file-entry manifest:media-type="application/vnd.oasis.opendocument.formula" manifest:full-path="Formula-62/" manifest:version="1.2"/>
  <manifest:file-entry manifest:media-type="application/vnd.oasis.opendocument.formula" manifest:full-path="Formula-60/" manifest:version="1.2"/>
  <manifest:file-entry manifest:media-type="application/vnd.oasis.opendocument.formula" manifest:full-path="Formula-60/" manifest:version="1.2"/>
  <manifest:file-entry manifest:media-type="application/vnd.oasis.opendocument.formula" manifest:full-path="Formula-58/" manifest:version="1.2"/>
  <manifest:file-entry manifest:media-type="application/vnd.oasis.opendocument.formula" manifest:full-path="Formula-58/" manifest:version="1.2"/>
  <manifest:file-entry manifest:media-type="application/vnd.oasis.opendocument.formula" manifest:full-path="Formula-56/" manifest:version="1.2"/>
  <manifest:file-entry manifest:media-type="application/vnd.oasis.opendocument.formula" manifest:full-path="Formula-56/" manifest:version="1.2"/>
  <manifest:file-entry manifest:media-type="application/vnd.oasis.opendocument.formula" manifest:full-path="Formula-54/" manifest:version="1.2"/>
  <manifest:file-entry manifest:media-type="application/vnd.oasis.opendocument.formula" manifest:full-path="Formula-54/" manifest:version="1.2"/>
  <manifest:file-entry manifest:media-type="application/vnd.oasis.opendocument.formula" manifest:full-path="Formula-52/" manifest:version="1.2"/>
  <manifest:file-entry manifest:media-type="application/vnd.oasis.opendocument.formula" manifest:full-path="Formula-52/" manifest:version="1.2"/>
  <manifest:file-entry manifest:media-type="application/vnd.oasis.opendocument.formula" manifest:full-path="Formula-50/" manifest:version="1.2"/>
  <manifest:file-entry manifest:media-type="application/vnd.oasis.opendocument.formula" manifest:full-path="Formula-50/" manifest:version="1.2"/>
  <manifest:file-entry manifest:media-type="application/vnd.oasis.opendocument.formula" manifest:full-path="Formula-48/" manifest:version="1.2"/>
  <manifest:file-entry manifest:media-type="application/vnd.oasis.opendocument.formula" manifest:full-path="Formula-48/" manifest:version="1.2"/>
  <manifest:file-entry manifest:media-type="application/vnd.oasis.opendocument.formula" manifest:full-path="Formula-46/" manifest:version="1.2"/>
  <manifest:file-entry manifest:media-type="application/vnd.oasis.opendocument.formula" manifest:full-path="Formula-46/" manifest:version="1.2"/>
  <manifest:file-entry manifest:media-type="application/vnd.oasis.opendocument.formula" manifest:full-path="Formula-44/" manifest:version="1.2"/>
  <manifest:file-entry manifest:media-type="application/vnd.oasis.opendocument.formula" manifest:full-path="Formula-44/" manifest:version="1.2"/>
  <manifest:file-entry manifest:media-type="application/vnd.oasis.opendocument.formula" manifest:full-path="Formula-42/" manifest:version="1.2"/>
  <manifest:file-entry manifest:media-type="application/vnd.oasis.opendocument.formula" manifest:full-path="Formula-42/" manifest:version="1.2"/>
  <manifest:file-entry manifest:media-type="application/vnd.oasis.opendocument.formula" manifest:full-path="Formula-40/" manifest:version="1.2"/>
  <manifest:file-entry manifest:media-type="application/vnd.oasis.opendocument.formula" manifest:full-path="Formula-40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Your Awesome Doc</text:p>
      <text:p text:style-name="Author">You!</text:p>
      <text:p text:style-name="Date">06/27/20 10:03:52 PM UTC</text:p>
      <text:table-of-content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First_20_paragraph">This document [<text:a xlink:type="simple" xlink:href="#ref-this-document" office:name=""><text:span text:style-name="Definition">1</text:span></text:a>] is also available in <text:a xlink:type="simple" xlink:href="./output/doc.epub" office:name=""><text:span text:style-name="Definition">epub</text:span></text:a> and <text:a xlink:type="simple" xlink:href="./output/doc.pdf" office:name=""><text:span text:style-name="Definition">pdf</text:span></text:a> format if you prefer.</text:p>
      <text:h text:style-name="Heading_20_1" text:outline-level="1"><text:bookmark-start text:name="start-your-doc-here"/>Start your doc here<text:bookmark-end text:name="start-your-doc-here"/></text:h>
      <text:p text:style-name="First_20_paragraph">Or in another file, or set of files.</text:p>
      <text:p text:style-name="Text_20_body">Files are parsed lexicographically, with numeric suffixes occupying 5 digits as a sort key to start, but you can use whatever you like.</text:p>
      <text:p text:style-name="Text_20_body">All in one file, file per chapter, whatever, it’s your choice. Carpe Diem.</text:p>
      <text:p text:style-name="Text_20_body">[1] J. Smith, “The very document you are presently reading.” [Online]. Available: <text:a xlink:type="simple" xlink:href="http://example.org" office:name=""><text:span text:style-name="Definition">http://example.org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7.2</meta:generator>
    <dc:title>Your Awesome Doc</dc:title>
    <dc:description/>
    <dc:subject/>
    <meta:keyword/>
    <meta:initial-creator>You!</meta:initial-creator>
    <dc:creator>You!</dc:creator>
    <meta:creation-date>2020-06-27T22:03:52Z</meta:creation-date>
    <dc:date>2020-06-27T22:03:52Z</dc:date>
    <meta:user-defined meta:name="autoEqnLabels" meta:value-type="string">False</meta:user-defined>
    <meta:user-defined meta:name="autoSectionLabels" meta:value-type="string">False</meta:user-defined>
    <meta:user-defined meta:name="bibliography" meta:value-type="string">bibliography.yaml</meta:user-defined>
    <meta:user-defined meta:name="ccsDelim" meta:value-type="string">, </meta:user-defined>
    <meta:user-defined meta:name="ccsLabelSep" meta:value-type="string"> — </meta:user-defined>
    <meta:user-defined meta:name="ccsTemplate" meta:value-type="string">iccsLabelSept</meta:user-defined>
    <meta:user-defined meta:name="chapDelim" meta:value-type="string">.</meta:user-defined>
    <meta:user-defined meta:name="chapters" meta:value-type="string">False</meta:user-defined>
    <meta:user-defined meta:name="chaptersDepth" meta:value-type="string">1</meta:user-defined>
    <meta:user-defined meta:name="codeBlockCaptions" meta:value-type="string">False</meta:user-defined>
    <meta:user-defined meta:name="cref" meta:value-type="string">False</meta:user-defined>
    <meta:user-defined meta:name="crossrefYaml" meta:value-type="string">pandoc-crossref.yaml</meta:user-defined>
    <meta:user-defined meta:name="csl" meta:value-type="string">ieee-with-url.csl</meta:user-defined>
    <meta:user-defined meta:name="date" meta:value-type="string">06/27/20 10:03:52 PM UTC</meta:user-defined>
    <meta:user-defined meta:name="eqnLabels" meta:value-type="string">arabic</meta:user-defined>
    <meta:user-defined meta:name="eqnPrefix" meta:value-type="string"/>
    <meta:user-defined meta:name="eqnPrefixTemplate" meta:value-type="string">p i</meta:user-defined>
    <meta:user-defined meta:name="figLabels" meta:value-type="string">arabic</meta:user-defined>
    <meta:user-defined meta:name="figPrefix" meta:value-type="string"/>
    <meta:user-defined meta:name="figPrefixTemplate" meta:value-type="string">p i</meta:user-defined>
    <meta:user-defined meta:name="figureTemplate" meta:value-type="string">figureTitle ititleDelim t</meta:user-defined>
    <meta:user-defined meta:name="figureTitle" meta:value-type="string">Figure</meta:user-defined>
    <meta:user-defined meta:name="header-includes" meta:value-type="string"/>
    <meta:user-defined meta:name="lastDelim" meta:value-type="string">, </meta:user-defined>
    <meta:user-defined meta:name="link-citations" meta:value-type="string">True</meta:user-defined>
    <meta:user-defined meta:name="linkReferences" meta:value-type="string">False</meta:user-defined>
    <meta:user-defined meta:name="listingTemplate" meta:value-type="string">listingTitle ititleDelim t</meta:user-defined>
    <meta:user-defined meta:name="listingTitle" meta:value-type="string">Listing</meta:user-defined>
    <meta:user-defined meta:name="listings" meta:value-type="string">False</meta:user-defined>
    <meta:user-defined meta:name="lofTitle" meta:value-type="string">List of Figures</meta:user-defined>
    <meta:user-defined meta:name="lolTitle" meta:value-type="string">List of Listings</meta:user-defined>
    <meta:user-defined meta:name="lotTitle" meta:value-type="string">List of Tables</meta:user-defined>
    <meta:user-defined meta:name="lstLabels" meta:value-type="string">arabic</meta:user-defined>
    <meta:user-defined meta:name="lstPrefix" meta:value-type="string"/>
    <meta:user-defined meta:name="lstPrefixTemplate" meta:value-type="string">p i</meta:user-defined>
    <meta:user-defined meta:name="nameInLink" meta:value-type="string">False</meta:user-defined>
    <meta:user-defined meta:name="numberSections" meta:value-type="string">False</meta:user-defined>
    <meta:user-defined meta:name="pairDelim" meta:value-type="string">, </meta:user-defined>
    <meta:user-defined meta:name="rangeDelim" meta:value-type="string">-</meta:user-defined>
    <meta:user-defined meta:name="refDelim" meta:value-type="string">, </meta:user-defined>
    <meta:user-defined meta:name="refIndexTemplate" meta:value-type="string">isuf</meta:user-defined>
    <meta:user-defined meta:name="secHeaderDelim" meta:value-type="string"> </meta:user-defined>
    <meta:user-defined meta:name="secHeaderTemplate" meta:value-type="string">isecHeaderDelimt</meta:user-defined>
    <meta:user-defined meta:name="secLabels" meta:value-type="string">arabic</meta:user-defined>
    <meta:user-defined meta:name="secPrefix" meta:value-type="string"/>
    <meta:user-defined meta:name="secPrefixTemplate" meta:value-type="string">p i</meta:user-defined>
    <meta:user-defined meta:name="sectionsDepth" meta:value-type="string">0</meta:user-defined>
    <meta:user-defined meta:name="subfigGrid" meta:value-type="string">False</meta:user-defined>
    <meta:user-defined meta:name="subfigLabels" meta:value-type="string">alpha a</meta:user-defined>
    <meta:user-defined meta:name="subfigureChildTemplate" meta:value-type="string">i</meta:user-defined>
    <meta:user-defined meta:name="subfigureRefIndexTemplate" meta:value-type="string">isuf (s)</meta:user-defined>
    <meta:user-defined meta:name="subfigureTemplate" meta:value-type="string">figureTitle ititleDelim t. ccs</meta:user-defined>
    <meta:user-defined meta:name="tableEqns" meta:value-type="string">False</meta:user-defined>
    <meta:user-defined meta:name="tableTemplate" meta:value-type="string">tableTitle ititleDelim t</meta:user-defined>
    <meta:user-defined meta:name="tableTitle" meta:value-type="string">Table</meta:user-defined>
    <meta:user-defined meta:name="tblLabels" meta:value-type="string">arabic</meta:user-defined>
    <meta:user-defined meta:name="tblPrefix" meta:value-type="string"/>
    <meta:user-defined meta:name="tblPrefixTemplate" meta:value-type="string">p i</meta:user-defined>
    <meta:user-defined meta:name="titleDelim" meta:value-type="string">:</meta:user-defined>
  </office:meta>
</office:document-meta>
</file>

<file path=Formula-0/content.xml><?xml version="1.0" encoding="utf-8"?>
<math xmlns="http://www.w3.org/1998/Math/MathML" display="block">
  <mi>i</mi>
</math>
</file>

<file path=Formula-10/content.xml><?xml version="1.0" encoding="utf-8"?>
<math xmlns="http://www.w3.org/1998/Math/MathML" display="block">
  <mi>p</mi>
</math>
</file>

<file path=Formula-12/content.xml><?xml version="1.0" encoding="utf-8"?>
<math xmlns="http://www.w3.org/1998/Math/MathML" display="block">
  <mi>i</mi>
</math>
</file>

<file path=Formula-14/content.xml><?xml version="1.0" encoding="utf-8"?>
<math xmlns="http://www.w3.org/1998/Math/MathML" display="block">
  <mrow>
    <mi>f</mi>
    <mi>i</mi>
    <mi>g</mi>
    <mi>u</mi>
    <mi>r</mi>
    <mi>e</mi>
    <mi>T</mi>
    <mi>i</mi>
    <mi>t</mi>
    <mi>l</mi>
    <mi>e</mi>
  </mrow>
</math>
</file>

<file path=Formula-16/content.xml><?xml version="1.0" encoding="utf-8"?>
<math xmlns="http://www.w3.org/1998/Math/MathML" display="block">
  <mi>i</mi>
</math>
</file>

<file path=Formula-18/content.xml><?xml version="1.0" encoding="utf-8"?>
<math xmlns="http://www.w3.org/1998/Math/MathML" display="block">
  <mrow>
    <mi>t</mi>
    <mi>i</mi>
    <mi>t</mi>
    <mi>l</mi>
    <mi>e</mi>
    <mi>D</mi>
    <mi>e</mi>
    <mi>l</mi>
    <mi>i</mi>
    <mi>m</mi>
  </mrow>
</math>
</file>

<file path=Formula-2/content.xml><?xml version="1.0" encoding="utf-8"?>
<math xmlns="http://www.w3.org/1998/Math/MathML" display="block">
  <mrow>
    <mi>c</mi>
    <mi>c</mi>
    <mi>s</mi>
    <mi>L</mi>
    <mi>a</mi>
    <mi>b</mi>
    <mi>e</mi>
    <mi>l</mi>
    <mi>S</mi>
    <mi>e</mi>
    <mi>p</mi>
  </mrow>
</math>
</file>

<file path=Formula-20/content.xml><?xml version="1.0" encoding="utf-8"?>
<math xmlns="http://www.w3.org/1998/Math/MathML" display="block">
  <mi>t</mi>
</math>
</file>

<file path=Formula-22/content.xml><?xml version="1.0" encoding="utf-8"?>
<math xmlns="http://www.w3.org/1998/Math/MathML" display="block">
  <mrow>
    <mi>l</mi>
    <mi>i</mi>
    <mi>s</mi>
    <mi>t</mi>
    <mi>i</mi>
    <mi>n</mi>
    <mi>g</mi>
    <mi>T</mi>
    <mi>i</mi>
    <mi>t</mi>
    <mi>l</mi>
    <mi>e</mi>
  </mrow>
</math>
</file>

<file path=Formula-24/content.xml><?xml version="1.0" encoding="utf-8"?>
<math xmlns="http://www.w3.org/1998/Math/MathML" display="block">
  <mi>i</mi>
</math>
</file>

<file path=Formula-26/content.xml><?xml version="1.0" encoding="utf-8"?>
<math xmlns="http://www.w3.org/1998/Math/MathML" display="block">
  <mrow>
    <mi>t</mi>
    <mi>i</mi>
    <mi>t</mi>
    <mi>l</mi>
    <mi>e</mi>
    <mi>D</mi>
    <mi>e</mi>
    <mi>l</mi>
    <mi>i</mi>
    <mi>m</mi>
  </mrow>
</math>
</file>

<file path=Formula-28/content.xml><?xml version="1.0" encoding="utf-8"?>
<math xmlns="http://www.w3.org/1998/Math/MathML" display="block">
  <mi>t</mi>
</math>
</file>

<file path=Formula-30/content.xml><?xml version="1.0" encoding="utf-8"?>
<math xmlns="http://www.w3.org/1998/Math/MathML" display="block">
  <mi>p</mi>
</math>
</file>

<file path=Formula-32/content.xml><?xml version="1.0" encoding="utf-8"?>
<math xmlns="http://www.w3.org/1998/Math/MathML" display="block">
  <mi>i</mi>
</math>
</file>

<file path=Formula-34/content.xml><?xml version="1.0" encoding="utf-8"?>
<math xmlns="http://www.w3.org/1998/Math/MathML" display="block">
  <mi>i</mi>
</math>
</file>

<file path=Formula-36/content.xml><?xml version="1.0" encoding="utf-8"?>
<math xmlns="http://www.w3.org/1998/Math/MathML" display="block">
  <mrow>
    <mi>s</mi>
    <mi>u</mi>
    <mi>f</mi>
  </mrow>
</math>
</file>

<file path=Formula-38/content.xml><?xml version="1.0" encoding="utf-8"?>
<math xmlns="http://www.w3.org/1998/Math/MathML" display="block">
  <mi>i</mi>
</math>
</file>

<file path=Formula-4/content.xml><?xml version="1.0" encoding="utf-8"?>
<math xmlns="http://www.w3.org/1998/Math/MathML" display="block">
  <mi>t</mi>
</math>
</file>

<file path=Formula-40/content.xml><?xml version="1.0" encoding="utf-8"?>
<math xmlns="http://www.w3.org/1998/Math/MathML" display="block">
  <mrow>
    <mi>s</mi>
    <mi>e</mi>
    <mi>c</mi>
    <mi>H</mi>
    <mi>e</mi>
    <mi>a</mi>
    <mi>d</mi>
    <mi>e</mi>
    <mi>r</mi>
    <mi>D</mi>
    <mi>e</mi>
    <mi>l</mi>
    <mi>i</mi>
    <mi>m</mi>
  </mrow>
</math>
</file>

<file path=Formula-42/content.xml><?xml version="1.0" encoding="utf-8"?>
<math xmlns="http://www.w3.org/1998/Math/MathML" display="block">
  <mi>t</mi>
</math>
</file>

<file path=Formula-44/content.xml><?xml version="1.0" encoding="utf-8"?>
<math xmlns="http://www.w3.org/1998/Math/MathML" display="block">
  <mi>p</mi>
</math>
</file>

<file path=Formula-46/content.xml><?xml version="1.0" encoding="utf-8"?>
<math xmlns="http://www.w3.org/1998/Math/MathML" display="block">
  <mi>i</mi>
</math>
</file>

<file path=Formula-48/content.xml><?xml version="1.0" encoding="utf-8"?>
<math xmlns="http://www.w3.org/1998/Math/MathML" display="block">
  <mi>i</mi>
</math>
</file>

<file path=Formula-50/content.xml><?xml version="1.0" encoding="utf-8"?>
<math xmlns="http://www.w3.org/1998/Math/MathML" display="block">
  <mi>i</mi>
</math>
</file>

<file path=Formula-52/content.xml><?xml version="1.0" encoding="utf-8"?>
<math xmlns="http://www.w3.org/1998/Math/MathML" display="block">
  <mrow>
    <mi>s</mi>
    <mi>u</mi>
    <mi>f</mi>
  </mrow>
</math>
</file>

<file path=Formula-54/content.xml><?xml version="1.0" encoding="utf-8"?>
<math xmlns="http://www.w3.org/1998/Math/MathML" display="block">
  <mi>s</mi>
</math>
</file>

<file path=Formula-56/content.xml><?xml version="1.0" encoding="utf-8"?>
<math xmlns="http://www.w3.org/1998/Math/MathML" display="block">
  <mrow>
    <mi>f</mi>
    <mi>i</mi>
    <mi>g</mi>
    <mi>u</mi>
    <mi>r</mi>
    <mi>e</mi>
    <mi>T</mi>
    <mi>i</mi>
    <mi>t</mi>
    <mi>l</mi>
    <mi>e</mi>
  </mrow>
</math>
</file>

<file path=Formula-58/content.xml><?xml version="1.0" encoding="utf-8"?>
<math xmlns="http://www.w3.org/1998/Math/MathML" display="block">
  <mi>i</mi>
</math>
</file>

<file path=Formula-6/content.xml><?xml version="1.0" encoding="utf-8"?>
<math xmlns="http://www.w3.org/1998/Math/MathML" display="block">
  <mi>p</mi>
</math>
</file>

<file path=Formula-60/content.xml><?xml version="1.0" encoding="utf-8"?>
<math xmlns="http://www.w3.org/1998/Math/MathML" display="block">
  <mrow>
    <mi>t</mi>
    <mi>i</mi>
    <mi>t</mi>
    <mi>l</mi>
    <mi>e</mi>
    <mi>D</mi>
    <mi>e</mi>
    <mi>l</mi>
    <mi>i</mi>
    <mi>m</mi>
  </mrow>
</math>
</file>

<file path=Formula-62/content.xml><?xml version="1.0" encoding="utf-8"?>
<math xmlns="http://www.w3.org/1998/Math/MathML" display="block">
  <mi>t</mi>
</math>
</file>

<file path=Formula-64/content.xml><?xml version="1.0" encoding="utf-8"?>
<math xmlns="http://www.w3.org/1998/Math/MathML" display="block">
  <mrow>
    <mi>c</mi>
    <mi>c</mi>
    <mi>s</mi>
  </mrow>
</math>
</file>

<file path=Formula-66/content.xml><?xml version="1.0" encoding="utf-8"?>
<math xmlns="http://www.w3.org/1998/Math/MathML" display="block">
  <mrow>
    <mi>t</mi>
    <mi>a</mi>
    <mi>b</mi>
    <mi>l</mi>
    <mi>e</mi>
    <mi>T</mi>
    <mi>i</mi>
    <mi>t</mi>
    <mi>l</mi>
    <mi>e</mi>
  </mrow>
</math>
</file>

<file path=Formula-68/content.xml><?xml version="1.0" encoding="utf-8"?>
<math xmlns="http://www.w3.org/1998/Math/MathML" display="block">
  <mi>i</mi>
</math>
</file>

<file path=Formula-70/content.xml><?xml version="1.0" encoding="utf-8"?>
<math xmlns="http://www.w3.org/1998/Math/MathML" display="block">
  <mrow>
    <mi>t</mi>
    <mi>i</mi>
    <mi>t</mi>
    <mi>l</mi>
    <mi>e</mi>
    <mi>D</mi>
    <mi>e</mi>
    <mi>l</mi>
    <mi>i</mi>
    <mi>m</mi>
  </mrow>
</math>
</file>

<file path=Formula-72/content.xml><?xml version="1.0" encoding="utf-8"?>
<math xmlns="http://www.w3.org/1998/Math/MathML" display="block">
  <mi>t</mi>
</math>
</file>

<file path=Formula-74/content.xml><?xml version="1.0" encoding="utf-8"?>
<math xmlns="http://www.w3.org/1998/Math/MathML" display="block">
  <mi>p</mi>
</math>
</file>

<file path=Formula-76/content.xml><?xml version="1.0" encoding="utf-8"?>
<math xmlns="http://www.w3.org/1998/Math/MathML" display="block">
  <mi>i</mi>
</math>
</file>

<file path=Formula-8/content.xml><?xml version="1.0" encoding="utf-8"?>
<math xmlns="http://www.w3.org/1998/Math/MathML" display="block">
  <mi>i</mi>
</math>
</file>